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5.981cm" style:rel-column-width="23631*"/>
    </style:style>
    <style:style style:name="Table1.C" style:family="table-column">
      <style:table-column-properties style:column-width="4.498cm" style:rel-column-width="17770*"/>
    </style:style>
    <style:style style:name="Table1.D" style:family="table-column">
      <style:table-column-properties style:column-width="3.912cm" style:rel-column-width="1545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58cm" fo:margin-left="0.275cm" fo:margin-right="1.166cm" table:align="margins"/>
    </style:style>
    <style:style style:name="Table3.A" style:family="table-column">
      <style:table-column-properties style:column-width="4.918cm" style:rel-column-width="2788*"/>
    </style:style>
    <style:style style:name="Table3.B" style:family="table-column">
      <style:table-column-properties style:column-width="5.376cm" style:rel-column-width="3048*"/>
    </style:style>
    <style:style style:name="Table3.C" style:family="table-column">
      <style:table-column-properties style:column-width="5.263cm" style:rel-column-width="29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/>
    </style:style>
    <style:style style:name="P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able_20_Contents">
      <style:paragraph-properties fo:margin-top="0cm" fo:margin-bottom="0.212cm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ext_20_body">
      <style:text-properties style:font-name="Arial1" fo:font-size="12pt" style:font-size-asian="12pt" style:font-size-complex="12pt"/>
    </style:style>
    <style:style style:name="P15" style:family="paragraph" style:parent-style-name="Text_20_body">
      <style:text-properties style:font-name="Arial" fo:font-size="12pt" style:font-size-asian="12pt" style:font-size-complex="12pt"/>
    </style:style>
    <style:style style:name="P16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7" style:family="paragraph" style:parent-style-name="Text_20_body">
      <style:paragraph-properties fo:margin-top="0cm" fo:margin-bottom="0.212cm"/>
    </style:style>
    <style:style style:name="P18" style:family="paragraph" style:parent-style-name="Text_20_body_20_indent_20_2">
      <style:text-properties fo:language="en" fo:country="none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 style:page-number="auto"/>
    </style:style>
    <style:style style:name="P20" style:family="paragraph" style:parent-style-name="Code_20_Indent_20_2">
      <style:text-properties fo:language="en" fo:country="none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style:font-name="Arial1"/>
    </style:style>
    <style:style style:name="T5" style:family="text">
      <style:text-properties fo:color="#000000" style:font-name="Arial1" fo:font-size="12pt" style:font-size-asian="12pt" style:font-size-complex="12pt"/>
    </style:style>
    <style:style style:name="T6" style:family="text">
      <style:text-properties style:language-asian="zh" style:country-asian="TW"/>
    </style:style>
    <style:style style:name="T7" style:family="text">
      <style:text-properties fo:font-size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Arial1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style:font-name="Arial1" fo:font-size="10pt"/>
    </style:style>
    <style:style style:name="T12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Applet</text:h>
      <text:p text:style-name="P18">A applet component is used to include java applet in page. </text:p>
      <text:p text:style-name="P18"><draw:frame draw:style-name="fr1" draw:name="graphics1" text:anchor-type="paragraph" svg:width="15.011cm" svg:height="6.212cm" draw:z-index="0"><draw:image xlink:href="../images/applet.PNG" xlink:type="simple" xlink:show="embed" xlink:actuate="onLoad" draw:filter-name="&lt;所有的格式&gt;"/></draw:frame></text:p>
      <text:p text:style-name="P20">&lt;zk&gt;</text:p>
      <text:p text:style-name="P20">&lt;hbox&gt;</text:p>
      <text:p text:style-name="P20"><text:tab/>&lt;applet code="ticker.class" msg="ZK is Simple and Rich!" id="ticker"</text:p>
      <text:p text:style-name="P20"><text:tab/><text:tab/>width="400px" style="border: 1px" /&gt;</text:p>
      <text:p text:style-name="P20"><text:tab/>&lt;listbox width="200px"&gt;</text:p>
      <text:p text:style-name="P20"><text:tab/><text:tab/>&lt;attribute name="onSelect"&gt;</text:p>
      <text:p text:style-name="P20"><text:tab/><text:tab/>&lt;![CDATA[<text:tab/><text:tab/><text:tab/> </text:p>
      <text:p text:style-name="P20"><text:tab/><text:tab/><text:tab/>Map params = ticker.getParams();</text:p>
      <text:p text:style-name="P20"><text:tab/><text:tab/><text:tab/>params.put("msg",self.getSelectedItem().getLabel());</text:p>
      <text:p text:style-name="P20"><text:tab/><text:tab/><text:tab/>ticker.setParams(params);</text:p>
      <text:p text:style-name="P20"><text:tab/><text:tab/>]]&gt;</text:p>
      <text:p text:style-name="P20"><text:tab/><text:tab/>&lt;/attribute&gt;</text:p>
      <text:p text:style-name="P20"><text:tab/><text:tab/>&lt;listgroup&gt;</text:p>
      <text:p text:style-name="P20"><text:tab/><text:tab/><text:tab/>&lt;listcell label="Simple and Rich!" /&gt;</text:p>
      <text:p text:style-name="P20"><text:tab/><text:tab/>&lt;/listgroup&gt;</text:p>
      <text:p text:style-name="P20"><text:tab/><text:tab/>&lt;listitem&gt;</text:p>
      <text:p text:style-name="P20"><text:tab/><text:tab/><text:tab/>&lt;listcell label="Rich Ajax Component" /&gt;</text:p>
      <text:p text:style-name="P20"><text:tab/><text:tab/>&lt;/listitem&gt;</text:p>
      <text:p text:style-name="P20"><text:tab/><text:tab/>&lt;listitem&gt;</text:p>
      <text:p text:style-name="P20"><text:tab/><text:tab/><text:tab/>&lt;listcell label="Open Source" /&gt;</text:p>
      <text:p text:style-name="P20"><text:tab/><text:tab/>&lt;/listitem&gt;</text:p>
      <text:p text:style-name="P20"><text:tab/>&lt;/listbox&gt;</text:p>
      <text:p text:style-name="P20">&lt;/hbox&gt;</text:p>
      <text:p text:style-name="P20">&lt;hbox&gt;</text:p>
      <text:p text:style-name="P20"><text:tab/>&lt;toolbarbutton label="Stop" onClick='ticker.invoke("stop");' /&gt;</text:p>
      <text:p text:style-name="P20"><text:tab/>&lt;toolbarbutton label="Start" onClick='ticker.invoke("start");' /&gt;</text:p>
      <text:p text:style-name="P20"><text:tab/>&lt;textbox id="textbox" value="ZK Applet is Great" /&gt;</text:p>
      <text:p text:style-name="P20"><text:tab/>&lt;toolbarbutton label="Change Message"</text:p>
      <text:p text:style-name="P20"><text:tab/><text:tab/>onClick='ticker.setField("message", textbox.value);' /&gt;</text:p>
      <text:p text:style-name="P20"><text:soft-page-break/>&lt;/hbox&gt;</text:p>
      <text:p text:style-name="P20">&lt;/zk&gt;</text:p>
      <text:h text:style-name="P10" text:outline-level="4">Class Name</text:h>
      <text:p text:style-name="P19"><text:span text:style-name="Source_20_Text"><text:span text:style-name="T1">org.zkoss.zk.ui.Applet</text:span></text:span></text:p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2">id</text:span></text:span></text:p>
          </table:table-cell>
          <table:table-cell table:style-name="Table1.A2" office:value-type="string">
            <text:p text:style-name="P4"><text:span text:style-name="Source_20_Text"><text:span text:style-name="T2">Sets the ID.</text:span></text:span></text:p>
          </table:table-cell>
          <table:table-cell table:style-name="Table1.A2" office:value-type="string">
            <text:p text:style-name="P1"><text:span text:style-name="Source_20_Text"><text:span text:style-name="T2">java.lang.</text:span></text:span><text:span text:style-name="Source_20_Text"><text:span text:style-name="T2">String</text:span></text:span></text:p>
          </table:table-cell>
          <table:table-cell table:style-name="Table1.D2" office:value-type="string">
            <text:p text:style-name="P6"><text:span text:style-name="Source_20_Text"><text:span text:style-name="T3">UUID (universal unique ID) 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2">name</text:span></text:span></text:p>
          </table:table-cell>
          <table:table-cell table:style-name="Table1.A2" office:value-type="string">
            <text:p text:style-name="P3">Sets the name for this applet</text:p>
          </table:table-cell>
          <table:table-cell table:style-name="Table1.A2" office:value-type="string">
            <text:p text:style-name="P1"><text:span text:style-name="Source_20_Text"><text:span text:style-name="T2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2">default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2">code</text:span></text:span></text:p>
          </table:table-cell>
          <table:table-cell table:style-name="Table1.B4" office:value-type="string">
            <text:p text:style-name="P12"><text:span text:style-name="T10">Specifies the </text:span><text:span text:style-name="T5">name</text:span><text:span text:style-name="T10"> attribute of the applet to be loaded.</text:span><text:span text:style-name="T9"> </text:span></text:p>
          </table:table-cell>
          <table:table-cell table:style-name="Table1.A2" office:value-type="string">
            <text:p text:style-name="P1"><text:span text:style-name="Source_20_Text"><text:span text:style-name="T2">java.lang.String</text:span></text:span></text:p>
          </table:table-cell>
          <table:table-cell table:style-name="Table1.D2" office:value-type="string">
            <text:p text:style-name="P2"><text:span text:style-name="Source_20_Text">default</text:span></text:p>
          </table:table-cell>
        </table:table-row>
      </table:table>
      <text:p text:style-name="P8"/>
      <text:h text:style-name="P9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7"><text:span text:style-name="Source_20_Text">getParams()</text:span></text:p>
          </table:table-cell>
          <table:table-cell table:style-name="Table3.A2" office:value-type="string">
            <text:p text:style-name="P15">Get Params Map, it will effect the initialize variable of applet. </text:p>
          </table:table-cell>
          <table:table-cell table:style-name="Table3.C2" office:value-type="string">
            <text:p text:style-name="Text_20_body"><text:span text:style-name="Source_20_Text"><text:span text:style-name="T6">java.util.Map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setParams(java.util.Map parmas) </text:span></text:p>
          </table:table-cell>
          <table:table-cell table:style-name="Table3.A2" office:value-type="string">
            <text:p text:style-name="P15">Set Params Map, it will effect the initialize variable of applet. 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<text:span text:style-name="Source_20_Text">invoke(java.lang.String function, java.lang.String[] arguments)</text:span></text:span></text:p>
          </table:table-cell>
          <table:table-cell table:style-name="Table3.A2" office:value-type="string">
            <text:p text:style-name="P14"><text:span text:style-name="T12">Invoke public method of Applet</text:span> </text:p>
            <text:p text:style-name="P15"/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setField(java.lang.String field, java.lang.String value)</text:span></text:p>
          </table:table-cell>
          <table:table-cell table:style-name="Table3.A2" office:value-type="string">
            <text:p text:style-name="Text_20_body"><text:span text:style-name="T11">Set public field of Applet</text:span> </text:p>
          </table:table-cell>
          <table:table-cell table:style-name="Table3.C2" office:value-type="string">
            <text:p text:style-name="Text_20_body"><text:span text:style-name="Source_20_Text">void</text:span></text:p>
          </table:table-cell>
        </table:table-row>
      </table:table>
      <text:p text:style-name="P7"/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3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6"><text:s/><text:a xlink:type="simple" xlink:href="../HtmlBasedComponent.xml">org.zkoss.zk.ui.HtmlBasedComponent</text:a> </text:p>
          </table:table-cell>
        </table:table-row>
        <table:table-row table:style-name="Table2.2">
          <table:table-cell table:style-name="Table2.A2" office:value-type="string">
            <text:p text:style-name="P16"><text:s/><text:a xlink:type="simple" xlink:href="../AbstractComponent.xml">org.zkoss.zk.ui.AbstractComponent 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date>2008-10-06T12:10:52</dc:date>
    <dc:language>en-US</dc:language>
    <meta:editing-cycles>96</meta:editing-cycles>
    <meta:editing-duration>PT6H15M4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72" meta:word-count="203" meta:character-count="1690"/>
  </office:meta>
</office:document-meta>
</file>